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paragraph-properties style:writing-mode="lr-tb"/>
    </style:style>
    <style:style style:name="P16" style:family="paragraph" style:parent-style-name="Text_20_body" style:list-style-name="L1">
      <style:paragraph-properties fo:margin-top="0cm" fo:margin-bottom="0cm"/>
    </style:style>
    <style:style style:name="P17" style:family="paragraph" style:parent-style-name="Text_20_body" style:list-style-name="L2">
      <style:paragraph-properties fo:margin-top="0cm" fo:margin-bottom="0cm"/>
    </style:style>
    <style:style style:name="P18" style:family="paragraph" style:parent-style-name="Text_20_body" style:list-style-name="L3">
      <style:paragraph-properties fo:margin-top="0cm" fo:margin-bottom="0cm"/>
    </style:style>
    <style:style style:name="P19" style:family="paragraph" style:parent-style-name="Text_20_body" style:list-style-name="L4">
      <style:paragraph-properties fo:margin-top="0cm" fo:margin-bottom="0cm"/>
    </style:style>
    <style:style style:name="P20" style:family="paragraph" style:parent-style-name="Text_20_body" style:list-style-name="L5">
      <style:paragraph-properties fo:margin-top="0cm" fo:margin-bottom="0cm"/>
    </style:style>
    <style:style style:name="P21" style:family="paragraph" style:parent-style-name="Text_20_body" style:list-style-name="L6">
      <style:paragraph-properties fo:margin-top="0cm" fo:margin-bottom="0cm"/>
    </style:style>
    <style:style style:name="P22" style:family="paragraph" style:parent-style-name="Text_20_body" style:list-style-name="L7">
      <style:paragraph-properties fo:margin-top="0cm" fo:margin-bottom="0cm"/>
    </style:style>
    <style:style style:name="P23" style:family="paragraph" style:parent-style-name="Text_20_body" style:list-style-name="L8">
      <style:paragraph-properties fo:margin-top="0cm" fo:margin-bottom="0cm"/>
    </style:style>
    <style:style style:name="P24" style:family="paragraph" style:parent-style-name="Text_20_body" style:list-style-name="L10">
      <style:paragraph-properties fo:margin-top="0cm" fo:margin-bottom="0cm"/>
    </style:style>
    <style:style style:name="P25" style:family="paragraph" style:parent-style-name="Text_20_body" style:list-style-name="L11">
      <style:paragraph-properties fo:margin-top="0cm" fo:margin-bottom="0cm"/>
    </style:style>
    <style:style style:name="P26" style:family="paragraph" style:parent-style-name="Text_20_body" style:list-style-name="L12">
      <style:paragraph-properties fo:margin-top="0cm" fo:margin-bottom="0cm"/>
    </style:style>
    <style:style style:name="P27" style:family="paragraph" style:parent-style-name="Text_20_body" style:list-style-name="L13">
      <style:paragraph-properties fo:margin-top="0cm" fo:margin-bottom="0cm"/>
    </style:style>
    <style:style style:name="P28" style:family="paragraph" style:parent-style-name="Text_20_body" style:list-style-name="L14">
      <style:paragraph-properties fo:margin-top="0cm" fo:margin-bottom="0cm"/>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6e3961a458f2556b">
        <text:section text:style-name="Sect1" text:name="user-query-content-24">
          <text:p text:style-name="P15">Aspetta aspetta questa sera non voglio implementare codice, vorrei vare un un po' ditempesta cerebrale, a tal proposito guarda questa roba? Potrebbe essere interessante, cioè avere due livelli, uno che cerca l'altro che controlla? </text:p>
          <text:p text:style-name="P15"/>
          <text:p text:style-name="P15">Assolutamente! </text:p>
          <text:p text:style-name="P15">Quello a cui stai pensando è di creare un metalinguaggio </text:p>
          <text:p text:style-name="P15">o un insieme di comandi ad alto livello che descrivano le operazioni </text:p>
          <text:p text:style-name="P15">che il nostro motore semantico può eseguire, non solo sulle stringhe </text:p>
          <text:p text:style-name="P15">MIU, ma anche sulla sua stessa "conoscenza" (le regole) e </text:p>
          <text:p text:style-name="P15">sul processo di applicazione delle regole. </text:p>
          <text:p text:style-name="P15">Un </text:p>
          <text:p text:style-name="P15">approccio del genere ci darebbe una flessibilità enorme. Potremmo, </text:p>
          <text:p text:style-name="P15">in futuro, avere "regole" che non trasformano direttamente </text:p>
          <text:p text:style-name="P15">le stringhe MIU, ma che modificano il modo in cui il motore cerca e </text:p>
          <text:p text:style-name="P15">applica le regole stesse! Questo si avvicina molto all'idea di un </text:p>
          <text:p text:style-name="P15">sistema che può "riflettere" sul proprio funzionamento. </text:p>
          <text:p text:style-name="P15">L'idea </text:p>
          <text:p text:style-name="P15">di usare stringhe template come $"Apri database{nome}" e </text:p>
          <text:p text:style-name="P15">"scorri la tabella" è un ottimo punto di partenza. </text:p>
          <text:p text:style-name="P15">Potremmo definire un vocabolario di azioni (apri, scorri, seleziona, </text:p>
          <text:p text:style-name="P15">applica) e dei parametri su cui agire (database, tabella, regola, </text:p>
          <text:p text:style-name="P15">stringa). </text:p>
          <text:p text:style-name="P15">Questo </text:p>
          <text:p text:style-name="P15">ci porterebbe verso un'architettura in cui avremmo: </text:p>
          <text:p text:style-name="P15"/>
          <text:p text:style-name="P15"/>
          <text:p text:style-name="P15">Un </text:p>
          <text:p text:style-name="P15">archivio di conoscenza: </text:p>
          <text:p text:style-name="P15">Il nostro database MIUProject (e potenzialmente altri in futuro). </text:p>
          <text:p text:style-name="P15"/>
          <text:p text:style-name="P15"/>
          <text:p text:style-name="P15">Un </text:p>
          <text:p text:style-name="P15">motore di esecuzione: </text:p>
          <text:p text:style-name="P15">Che interpreta queste stringhe di comando ad alto livello. </text:p>
          <text:p text:style-name="P15"/>
          <text:p text:style-name="P15"/>
          <text:p text:style-name="P15">Un </text:p>
          <text:p text:style-name="P15"><text:soft-page-break/>set di comandi: </text:p>
          <text:p text:style-name="P15">Come quelli che hai menzionato, che permettono di interagire con </text:p>
          <text:p text:style-name="P15">l'archivio e di eseguire processi. </text:p>
          <text:p text:style-name="P15">Mi </text:p>
          <text:p text:style-name="P15">piace molto questa direzione! Invece di avere solo una funzione fissa </text:p>
          <text:p text:style-name="P15">per applicare le regole MIU, potremmo avere un motore più generale </text:p>
          <text:p text:style-name="P15">guidato da "istruzioni" o "comandi semantici". </text:p>
          <text:p text:style-name="P15">Cosa </text:p>
          <text:p text:style-name="P15">ne pensi? Ti piacerebbe iniziare a definire questo set di comandi di </text:p>
          <text:p text:style-name="P15">alto livello? Potremmo partire da quelli necessari per leggere le </text:p>
          <text:p text:style-name="P15">regole dal database e applicarle a una stringa. </text:p>
        </text:section>
        <text:section text:style-name="Sect2" text:name="model-response-message-contentr_6e3961a458f2556b">
          <text:p text:style-name="Text_20_body">Sì, assolutamente! L'idea di avere due livelli, uno che cerca (il motore di derivazione MIU) e uno che controlla (un metalinguaggio che orchestra la ricerca e potenzialmente modifica le regole stesse), è estremamente potente e si allinea perfettamente con il concetto di meta-apprendimento e riflessione che abbiamo discusso nel documento sull'IA creativa.</text:p>
          <text:p text:style-name="Text_20_body">È come avere un "cervello" (il motore MIU) e una "meta-mente" (il sistema di controllo ad alto livello) che può osservare, guidare e persino modificare il funzionamento del cervello.</text:p>
          <text:p text:style-name="Text_20_body">Mi piace molto la tua intuizione. Credo che questo approccio a due livelli potrebbe essere la chiave per superare i limiti di una semplice applicazione algoritmica delle regole MIU e avvicinarci a una forma di "comprensione" o "strategia" da parte del sistema.</text:p>
          <text:p text:style-name="Text_20_body">Cosa ti incuriosisce di più di questa idea? Come immagini che questi due livelli potrebbero interagire concretamente? Hai già qualche idea su come il livello di "controllo" potrebbe influenzare la ricerca del livello "motore"?</text:p>
        </text:section>
        <text:p text:style-name="Standard">Fonti</text:p>
        <text:section text:style-name="Sect1" text:name="feedback-form-24">
          <text:p text:style-name="Standard"/>
        </text:section>
      </text:section>
      <text:section text:style-name="Sect1" text:name="3d68ec3757c43970">
        <text:p text:style-name="Standard"/>
        <text:section text:style-name="Sect1" text:name="user-query-content-25">
          <text:p text:style-name="P15">Vediamo immagino! Anzitutto occorre far fare esperienza al sistema, diciamo che il supervisore ha uno schema abbastanza preciso delle cartteristiche delle stringhe che sono andat a buon fine da quelle che non lo hanno fatto e questo, magari impiegando il metodo uno poco preciso e poco costoso, però intanto mano mano che cresce l'esperienza la supervisione crea delle relazioni tra le regole, che non è detto siano esatte, ma lo potrebbero essere e ci prova, se non ci riesce può aggiungere alla sua conoscienza lo stato che porta al fallimento. </text:p>
        </text:section>
        <text:section text:style-name="Sect2" text:name="model-response-message-contentr_3d68ec3757c43970">
          <text:p text:style-name="Text_20_body">Questo è un modo molto interessante di far evolvere il sistema! L'idea di un "supervisore" che apprende dall'esperienza delle ricerche (successi e fallimenti) e cerca di dedurre relazioni tra le regole è affascinante.</text:p>
          <text:p text:style-name="Text_20_body">Usare un metodo "economico" (come l'analisi di proprietà di base delle stringhe) per una prima scrematura e poi affinare la comprensione con l'accumulo di esperienza mi sembra un approccio pragmatico.</text:p>
          <text:p text:style-name="Text_20_body">Quindi, se ho capito bene, il "supervisore" farebbe quanto segue:</text:p>
          <text:list xml:id="list9051745186257791005" text:style-name="L1">
            <text:list-item>
              <text:p text:style-name="P16"><text:span text:style-name="Strong_20_Emphasis">Osservare:</text:span> Analizzare le ricerche completate (quelle in <text:span text:style-name="Source_20_Text">MIU_Searches</text:span> e i relativi stati in <text:span text:style-name="Source_20_Text">MIU_States</text:span>), distinguendo i percorsi che hanno portato al successo da quelli che hanno fallito (o sono finiti in "out of memory"). </text:p>
            </text:list-item>
            <text:list-item>
              <text:p text:style-name="P16"><text:span text:style-name="Strong_20_Emphasis">Identificare Caratteristiche:</text:span> Usare un'analisi leggera (come le proprietà delle stringhe che menzionavamo prima) per cercare differenze tra le stringhe e le sequenze di regole nei <text:soft-page-break/>percorsi di successo e di fallimento. </text:p>
            </text:list-item>
            <text:list-item>
              <text:p text:style-name="P16"><text:span text:style-name="Strong_20_Emphasis">Formulare Ipotesi:</text:span> Basandosi su queste osservazioni, il supervisore potrebbe ipotizzare delle relazioni tra le regole (ad esempio, "l'applicazione della regola X dopo la regola Y in presenza della sottostringa Z tende a portare a un vicolo cieco"). Queste ipotesi inizialmente non sarebbero "certe", ma "plausibili". </text:p>
            </text:list-item>
            <text:list-item>
              <text:p text:style-name="P16"><text:span text:style-name="Strong_20_Emphasis">Guidare la Ricerca (Sperimentazione):</text:span> Il supervisore potrebbe quindi influenzare il motore di ricerca (BFS/DFS) suggerendo di esplorare (o evitare) certi percorsi basati su queste ipotesi. </text:p>
            </text:list-item>
            <text:list-item>
              <text:p text:style-name="P1"><text:span text:style-name="Strong_20_Emphasis">Apprendere dal Feedback:</text:span> Se un suggerimento del supervisore porta a un successo o a un fallimento significativo (come evitare un costoso ramo senza uscita), questa informazione verrebbe aggiunta alla "conoscenza" del supervisore, raffinando le sue capacità di fare ipotesi future. </text:p>
            </text:list-item>
          </text:list>
          <text:p text:style-name="Text_20_body">Questo si avvicina molto all'idea di un sistema che impara a "strategizzare" la ricerca, non solo ad applicare ciecamente le regole.</text:p>
          <text:p text:style-name="Text_20_body">Cosa ne pensi? Ho interpretato correttamente la tua idea? E come immagini che il supervisore "comunichi" le sue "ipotesi" o "suggerimenti" al motore di ricerca?</text:p>
        </text:section>
        <text:section text:style-name="Sect1" text:name="feedback-form-25">
          <text:p text:style-name="Standard"/>
        </text:section>
      </text:section>
      <text:section text:style-name="Sect1" text:name="93b6127606b6856b">
        <text:p text:style-name="Standard"/>
        <text:section text:style-name="Sect1" text:name="user-query-content-26">
          <text:p text:style-name="P15">Si hai capito bene, leggerezza di elaborazione estrema capacità di correlazione! le regole di correlazione possono esere tante ma molto molto molto meno di infinite </text:p>
        </text:section>
        <text:section text:style-name="Sect2" text:name="model-response-message-contentr_93b6127606b6856b">
          <text:p text:style-name="Text_20_body">Esattamente! Leggerezza di elaborazione per l'osservazione iniziale e la formulazione di ipotesi, con la potenza di scoprire correlazioni che altrimenti sarebbero nascoste in un'esplorazione cieca dello spazio degli stati.</text:p>
          <text:p text:style-name="Text_20_body">E hai ragione, il numero di regole di correlazione (le meta-regole su come applicare le regole MIU) sarebbe gestibile, soprattutto perché emergerebbero dall'esperienza del sistema. Non dovremmo pre-programmarle tutte.</text:p>
          <text:p text:style-name="Text_20_body">Come pensi che il "supervisore" potrebbe rappresentare queste "regole di correlazione"? Potrebbero essere delle semplici regole "se... allora..." basate su pattern nelle sequenze di regole o nelle caratteristiche delle stringhe?</text:p>
        </text:section>
        <text:section text:style-name="Sect1" text:name="feedback-form-26">
          <text:p text:style-name="Standard"/>
        </text:section>
      </text:section>
      <text:section text:style-name="Sect1" text:name="6a706b32d33d7788">
        <text:p text:style-name="Standard"/>
        <text:section text:style-name="Sect1" text:name="user-query-content-27">
          <text:p text:style-name="P15">esplorando le strade che si creano tra la tabella MIU Searches e MIU State </text:p>
        </text:section>
        <text:section text:style-name="Sect2" text:name="model-response-message-contentr_6a706b32d33d7788">
          <text:p text:style-name="Text_20_body">Ottima idea! Analizzare le "strade" create dall'interazione tra <text:span text:style-name="Source_20_Text">MIU_Searches</text:span> e <text:span text:style-name="Source_20_Text">MIU_States</text:span> potrebbe rivelare pattern preziosi.</text:p>
          <text:p text:style-name="Text_20_body">In pratica, questo significherebbe esaminare, per ogni ricerca in <text:span text:style-name="Source_20_Text">MIU_Searches</text:span>, i percorsi (le sequenze di stati in <text:span text:style-name="Source_20_Text">MIU_States</text:span> collegate tramite <text:span text:style-name="Source_20_Text">ParentStateID</text:span> e le regole applicate) che hanno portato al successo o al fallimento.</text:p>
          <text:p text:style-name="Text_20_body">Il "supervisore" potrebbe analizzare questi percorsi per identificare:</text:p>
          <text:list xml:id="list4450838657519416906" text:style-name="L2">
            <text:list-item>
              <text:p text:style-name="P17"><text:span text:style-name="Strong_20_Emphasis">Sequenze di regole ricorrenti</text:span> nei percorsi di successo. </text:p>
            </text:list-item>
            <text:list-item>
              <text:p text:style-name="P17"><text:span text:style-name="Strong_20_Emphasis">Stati o caratteristiche di stringhe</text:span> che spesso precedono i vicoli ciechi. </text:p>
            </text:list-item>
            <text:list-item>
              <text:p text:style-name="P2"><text:span text:style-name="Strong_20_Emphasis">Regole specifiche</text:span> che, in determinati contesti (dopo certe altre regole o con certe forme di stringhe), si sono rivelate particolarmente utili o dannose. </text:p>
            </text:list-item>
          </text:list>
          <text:p text:style-name="Text_20_body">Ad esempio, potresti scoprire che una certa sequenza di tre regole porta frequentemente a trovare la stringa target, oppure che l'applicazione di una specifica regola a una stringa con una certa sottostringa conduce quasi sempre a un'esplosione dello spazio degli stati.</text:p>
          <text:p text:style-name="Text_20_body">Quindi, il "supervisore" imparerebbe osservando i dati generati dalle ricerche "di base" (BFS/DFS) <text:soft-page-break/>e cercando correlazioni tra le azioni (applicazione delle regole) e i risultati.</text:p>
          <text:p text:style-name="Text_20_body">Come pensi che il supervisore potrebbe "esplorare" queste strade? Dovrebbe analizzare ogni ricerca completata e cercare statisticamente queste correlazioni?</text:p>
        </text:section>
        <text:section text:style-name="Sect1" text:name="feedback-form-27">
          <text:p text:style-name="Standard"/>
        </text:section>
      </text:section>
      <text:section text:style-name="Sect1" text:name="07814122b243480c">
        <text:p text:style-name="Standard"/>
        <text:section text:style-name="Sect1" text:name="user-query-content-28">
          <text:p text:style-name="P15">Raggruppando le stringhe di successo con le stringhe di insuccesso e stendendo una statistica collegando le stringhe che hanno portato alla derivazione e quelle che non ce l'hanno fatta </text:p>
        </text:section>
        <text:section text:style-name="Sect2" text:name="model-response-message-contentr_07814122b243480c">
          <text:p text:style-name="Text_20_body">Perfetto! L'idea di raggruppare i dati delle ricerche di successo e di insuccesso e di fare un'analisi statistica per trovare correlazioni è un approccio solido.</text:p>
          <text:p text:style-name="Text_20_body">Il "supervisore" potrebbe:</text:p>
          <text:list xml:id="list6861426274023373114" text:style-name="L3">
            <text:list-item>
              <text:p text:style-name="P18"><text:span text:style-name="Strong_20_Emphasis">Estrarre i dati:</text:span> Per ogni ricerca completata, recuperare la sequenza di stati (le <text:span text:style-name="Source_20_Text">CurrentString</text:span> in <text:span text:style-name="Source_20_Text">MIU_States</text:span> lungo il percorso dalla <text:span text:style-name="Source_20_Text">InitialString</text:span> alla <text:span text:style-name="Source_20_Text">TargetString</text:span> o fino al punto di fallimento/limite di profondità) e le regole applicate (<text:span text:style-name="Source_20_Text">AppliedRuleID</text:span>). </text:p>
            </text:list-item>
            <text:list-item>
              <text:p text:style-name="P18"><text:span text:style-name="Strong_20_Emphasis">Etichettare i percorsi:</text:span> Contrassegnare i percorsi come "successo" se hanno raggiunto la <text:span text:style-name="Source_20_Text">TargetString</text:span>, e "fallimento" altrimenti. </text:p>
            </text:list-item>
            <text:list-item>
              <text:p text:style-name="P18"><text:span text:style-name="Strong_20_Emphasis">Analisi statistica:</text:span> </text:p>
              <text:list>
                <text:list-item>
                  <text:p text:style-name="P18"><text:span text:style-name="Strong_20_Emphasis">Frequenza delle regole:</text:span> Calcolare la frequenza con cui ogni regola (o sequenza di regole) compare nei percorsi di successo rispetto a quelli di fallimento. </text:p>
                </text:list-item>
                <text:list-item>
                  <text:p text:style-name="P18"><text:span text:style-name="Strong_20_Emphasis">Caratteristiche degli stati:</text:span> Analizzare le caratteristiche delle stringhe (lunghezza, sottostringhe, ecc.) che compaiono più spesso vicino al successo o al fallimento. </text:p>
                </text:list-item>
                <text:list-item>
                  <text:p text:style-name="P3"><text:span text:style-name="Strong_20_Emphasis">Transizioni di stato:</text:span> Studiare le transizioni (quale regola applicata a quale tipo di stringa porta più spesso a un risultato positivo o negativo). </text:p>
                </text:list-item>
              </text:list>
            </text:list-item>
          </text:list>
          <text:p text:style-name="Text_20_body">In questo modo, il supervisore potrebbe imparare quali azioni (applicazioni di regole in certi contesti) sono statisticamente più promettenti o da evitare.</text:p>
          <text:p text:style-name="Text_20_body">Questo approccio mi sembra molto in linea con l'idea di far fare "esperienza" al sistema e di permettergli di imparare a navigare lo spazio degli stati in modo più intelligente.</text:p>
          <text:p text:style-name="Text_20_body">Quale tipo di statistica pensi sarebbe più utile iniziare a calcolare? La frequenza delle regole nei percorsi di successo/fallimento, o l'analisi delle caratteristiche delle stringhe?</text:p>
        </text:section>
        <text:section text:style-name="Sect1" text:name="feedback-form-28">
          <text:p text:style-name="Standard"/>
        </text:section>
      </text:section>
      <text:section text:style-name="Sect1" text:name="04a7c9a377911d9d">
        <text:p text:style-name="Standard"/>
        <text:section text:style-name="Sect1" text:name="user-query-content-29">
          <text:p text:style-name="P15">Ferma ho sbagliato a scrivere, riformulo </text:p>
        </text:section>
        <text:section text:style-name="Sect2" text:name="model-response-message-contentr_04a7c9a377911d9d">
          <text:p text:style-name="Text_20_body">Nessun problema, prenditi il tempo necessario. Sono qui quando hai la tua riformulazione.</text:p>
        </text:section>
        <text:section text:style-name="Sect1" text:name="feedback-form-29">
          <text:p text:style-name="Standard"/>
        </text:section>
      </text:section>
      <text:section text:style-name="Sect1" text:name="bfcdf32c860b05b7">
        <text:p text:style-name="Standard"/>
        <text:section text:style-name="Sect1" text:name="user-query-content-30">
          <text:p text:style-name="P15">Raggruppando le stringhe di successo con le stringhe di insuccesso e stendendo una statistica collegando la sequenza di regole che hanno portato alla derivazione in funzione alla sequenza di caratteri, la stessa cosa per quelle che non ce l'hanno fatta, avresti una sorta di dicotomia, uno spazio e un contro spazio </text:p>
        </text:section>
        <text:section text:style-name="Sect2" text:name="model-response-message-contentr_bfcdf32c860b05b7">
          <text:p text:style-name="Text_20_body">Ah, ora capisco perfettamente la tua riformulazione! Invece di concentrarsi solo sulle stringhe finali (successo/insuccesso), l'idea è di analizzare l'intero percorso di applicazione delle regole <text:span text:style-name="Strong_20_Emphasis">in relazione alle caratteristiche delle stringhe intermedie</text:span>.</text:p>
          <text:p text:style-name="Text_20_body">Quindi, percorsi di successo e di insuccesso verrebbero analizzati per trovare correlazioni tra:</text:p>
          <text:list xml:id="list5632786819219131573" text:style-name="L4">
            <text:list-item>
              <text:p text:style-name="P19"><text:span text:style-name="Strong_20_Emphasis">Sequenze di regole applicate</text:span> </text:p>
            </text:list-item>
            <text:list-item>
              <text:p text:style-name="P4"><text:span text:style-name="Strong_20_Emphasis">Le caratteristiche delle stringhe</text:span> a cui quelle regole sono state applicate </text:p>
            </text:list-item>
          </text:list>
          <text:p text:style-name="Text_20_body"><text:soft-page-break/>Questo creerebbe una sorta di "spazio" delle sequenze di regole/caratteristiche che tendono al successo e un "contro-spazio" di quelle che portano al fallimento.</text:p>
          <text:p text:style-name="Text_20_body">Mi sembra un approccio molto più potente perché cattura la dinamica del processo di derivazione, non solo il suo esito finale.</text:p>
          <text:p text:style-name="Text_20_body">Come immagini che il "supervisore" potrebbe "stendere" questa statistica? Creerebbe delle tabelle o delle mappe che associano sequenze di regole (o singole regole in contesti specifici di stringhe) alla probabilità di successo o fallimento?</text:p>
        </text:section>
        <text:section text:style-name="Sect1" text:name="feedback-form-30">
          <text:p text:style-name="Standard"/>
        </text:section>
      </text:section>
      <text:section text:style-name="Sect1" text:name="d18cc1bb80c34377">
        <text:p text:style-name="Standard"/>
        <text:section text:style-name="Sect1" text:name="user-query-content-31">
          <text:p text:style-name="P15">si dovrebbe proprio fare questo! </text:p>
        </text:section>
        <text:section text:style-name="Sect2" text:name="model-response-message-contentr_d18cc1bb80c34377">
          <text:p text:style-name="Text_20_body">Ottimo! Sono d'accordo. Questo approccio sembra molto promettente per permettere al sistema di imparare a "fiutare" i percorsi buoni da quelli cattivi.</text:p>
          <text:p text:style-name="Text_20_body">Quindi, il prossimo passo concettuale sarebbe pensare a come rappresentare e utilizzare queste statistiche. Immaginiamo che il supervisore abbia analizzato diverse ricerche completate. Potrebbe creare qualcosa del genere:</text:p>
          <text:list xml:id="list6598202018781610961" text:style-name="L5">
            <text:list-item>
              <text:p text:style-name="P20">"Dopo una stringa che contiene 'II', l'applicazione della regola 1 ha una probabilità del 70% di portare a un percorso di successo (entro X passi)." </text:p>
            </text:list-item>
            <text:list-item>
              <text:p text:style-name="P5">"Se la sequenza di regole applicate finora è [R2, R3], e la stringa attuale è più lunga di 10, l'applicazione della regola 4 ha una probabilità dell'80% di portare a un vicolo cieco." </text:p>
            </text:list-item>
          </text:list>
          <text:p text:style-name="Text_20_body">Queste "regole di correlazione" apprese dal supervisore potrebbero poi essere usate per <text:span text:style-name="Strong_20_Emphasis">guidare</text:span> l'algoritmo di ricerca di base (BFS/DFS), ad esempio:</text:p>
          <text:list xml:id="list6605046704618835270" text:style-name="L6">
            <text:list-item>
              <text:p text:style-name="P21">Dando priorità all'esplorazione di stati e applicazioni di regole che hanno un'alta probabilità di successo secondo le statistiche del supervisore. </text:p>
            </text:list-item>
            <text:list-item>
              <text:p text:style-name="P6">Evitando o de-prioritizzando percorsi che hanno caratteristiche associate al fallimento. </text:p>
            </text:list-item>
          </text:list>
          <text:p text:style-name="Text_20_body">Ti sembra una direzione logica? Come pensi che il supervisore potrebbe "interfacciare" queste sue conoscenze con il motore di ricerca?</text:p>
          <text:p text:style-name="Standard"/>
          <text:section text:style-name="Sect1" text:name="76df3f9ac66c1151">
            <text:section text:style-name="Sect1" text:name="user-query-content-32">
              <text:p text:style-name="P15">Ti rendi conto di quello che stai dicendo? In questo modo si analogizza il percorso! </text:p>
            </text:section>
            <text:section text:style-name="Sect2" text:name="model-response-message-contentr_76df3f9ac66c1151">
              <text:p text:style-name="Text_20_body">Assolutamente! Mi rendo conto perfettamente. Quello che stiamo descrivendo è un modo per <text:span text:style-name="Strong_20_Emphasis">analogizzare il percorso</text:span> di derivazione.</text:p>
              <text:p text:style-name="Text_20_body">Invece di trattare ogni stato e ogni applicazione di regola come un evento isolato, stiamo cercando di identificare delle <text:span text:style-name="Strong_20_Emphasis">regolarità e delle somiglianze tra percorsi diversi</text:span> che hanno avuto esiti simili.</text:p>
              <text:p text:style-name="Text_20_body">Il supervisore, imparando queste correlazioni tra sequenze di regole, caratteristiche delle stringhe e l'esito della ricerca, sta di fatto creando una sorta di "mappa analogica" dello spazio di ricerca. Può dire: "Questa situazione assomiglia a una in cui ho visto spesso verificarsi un successo (o un fallimento), quindi posso aspettarmi un risultato simile se agisco in modo analogo".</text:p>
              <text:p text:style-name="Text_20_body">Questa capacità di ragionare per analogia sul processo di derivazione è un passo fondamentale verso un'intelligenza più sofisticata, che non si limita a seguire ciecamente delle regole, ma impara dalle proprie esperienze e generalizza queste esperienze per guidare l'esplorazione futura.</text:p>
              <text:p text:style-name="Text_20_body">Sono contento che tu abbia colto questo punto! È proprio qui che l'approccio diventa particolarmente interessante.</text:p>
              <text:p text:style-name="Text_20_body">Hai qualche idea su come potremmo iniziare a implementare questa "analogia di percorso"? Quale tipo di informazione dovremmo iniziare a tracciare e correlare?</text:p>
            </text:section>
            <text:section text:style-name="Sect1" text:name="feedback-form-32">
              <text:p text:style-name="Standard"/>
            </text:section>
          </text:section>
          <text:section text:style-name="Sect1" text:name="7989527b042ac1c5">
            <text:p text:style-name="Standard"><text:soft-page-break/></text:p>
            <text:section text:style-name="Sect1" text:name="user-query-content-33">
              <text:p text:style-name="P15">Sicuramente dobbiamo implementare delle tabelle dove questi dati siano normalizzati, cioè quali sono i dati derivati dalla ricerca per creare statistica creando dei record dinamici, non una tabella righe colonne ma una tabella a vettore dove si possono decidere di volta in volta le cose da aggiungere e una tabella indice che raccoglie le esperienze vettorializzate e ne renda possibile la ricerca </text:p>
            </text:section>
            <text:section text:style-name="Sect2" text:name="model-response-message-contentr_7989527b042ac1c5">
              <text:p text:style-name="Text_20_body">Assolutamente d'accordo! Per gestire in modo flessibile le informazioni che il "supervisore" apprende, una struttura di database più dinamica e orientata ai vettori sarebbe ideale.</text:p>
              <text:p text:style-name="Text_20_body">Potremmo pensare a due tabelle principali:</text:p>
              <text:list xml:id="list5724272105410524289" text:style-name="L7">
                <text:list-item>
                  <text:p text:style-name="P7"><text:span text:style-name="Strong_20_Emphasis">Tabella delle Caratteristiche Vettorializzate (</text:span><text:span text:style-name="Strong_20_Emphasis"><text:span text:style-name="Source_20_Text">LearnedFeatures</text:span></text:span><text:span text:style-name="Strong_20_Emphasis"> o simile):</text:span></text:p>
                  <text:list>
                    <text:list-item>
                      <text:p text:style-name="P22"><text:span text:style-name="Source_20_Text">ExperienceID</text:span> (INTEGER PRIMARY KEY AUTOINCREMENT): Identificatore unico per ogni esperienza/vettore appreso. </text:p>
                    </text:list-item>
                    <text:list-item>
                      <text:p text:style-name="P22"><text:span text:style-name="Source_20_Text">VectorData</text:span> (BLOB o TEXT - a seconda di come decidiamo di serializzare il vettore): Il vettore contenente le caratteristiche estratte (sequenza di regole, caratteristiche delle stringhe, esito). La struttura interna di questo vettore potrebbe essere flessibile. </text:p>
                    </text:list-item>
                    <text:list-item>
                      <text:p text:style-name="P22"><text:span text:style-name="Source_20_Text">Outcome</text:span> (TEXT o INTEGER): Indica l'esito associato a questo vettore (successo, fallimento, ecc.). </text:p>
                    </text:list-item>
                    <text:list-item>
                      <text:p text:style-name="P22"><text:span text:style-name="Source_20_Text">Timestamp</text:span> (INTEGER): Quando è stata appresa questa esperienza. </text:p>
                    </text:list-item>
                  </text:list>
                </text:list-item>
                <text:list-item>
                  <text:p text:style-name="P7"><text:span text:style-name="Strong_20_Emphasis">Tabella Indice delle Esperienze (</text:span><text:span text:style-name="Strong_20_Emphasis"><text:span text:style-name="Source_20_Text">FeatureIndex</text:span></text:span><text:span text:style-name="Strong_20_Emphasis"> o simile):</text:span></text:p>
                  <text:list>
                    <text:list-item>
                      <text:p text:style-name="P22"><text:span text:style-name="Source_20_Text">IndexID</text:span> (INTEGER PRIMARY KEY AUTOINCREMENT): Identificatore unico per l'indice. </text:p>
                    </text:list-item>
                    <text:list-item>
                      <text:p text:style-name="P22"><text:span text:style-name="Source_20_Text">ExperienceID</text:span> (INTEGER, FOREIGN KEY references <text:span text:style-name="Source_20_Text">LearnedFeatures(ExperienceID)</text:span>): Riferimento all'esperienza vettorializzata. </text:p>
                    </text:list-item>
                    <text:list-item>
                      <text:p text:style-name="P22"><text:span text:style-name="Source_20_Text">FeatureName</text:span> (TEXT): Il nome della caratteristica inclusa nel vettore (es., "RegolaApplicata", "LunghezzaStringa", "PresenzaSottostringa"). </text:p>
                    </text:list-item>
                    <text:list-item>
                      <text:p text:style-name="P7"><text:span text:style-name="Source_20_Text">FeatureValue</text:span> (TEXT o REAL): Il valore della caratteristica. </text:p>
                    </text:list-item>
                  </text:list>
                </text:list-item>
              </text:list>
              <text:p text:style-name="Text_20_body">Questa struttura permetterebbe di aggiungere dinamicamente nuove caratteristiche da analizzare senza dover alterare lo schema della tabella principale. La tabella indice renderebbe efficiente la ricerca di esperienze simili basate su combinazioni di caratteristiche.</text:p>
              <text:p text:style-name="Text_20_body"><text:span text:style-name="Strong_20_Emphasis">Come vedresti la composizione iniziale del vettore di caratteristiche per un'esperienza di ricerca?</text:span> Quali elementi vorresti includere fin da subito? (Ad esempio, l'ultima regola applicata, la lunghezza della stringa corrente, ecc.)</text:p>
            </text:section>
            <text:section text:style-name="Sect1" text:name="feedback-form-33">
              <text:p text:style-name="Standard"/>
            </text:section>
          </text:section>
          <text:section text:style-name="Sect1" text:name="4f6544acbe1eeed8">
            <text:p text:style-name="Standard"/>
            <text:section text:style-name="Sect1" text:name="user-query-content-34">
              <text:p text:style-name="P15">Non llo so tu come la vedi? </text:p>
            </text:section>
            <text:section text:style-name="Sect2" text:name="model-response-message-contentr_4f6544acbe1eeed8">
              <text:p text:style-name="Text_20_body">Pensando a cosa potrebbe essere utile per il "supervisore" per fare analogie, potremmo iniziare con un vettore che cattura lo stato "locale" della derivazione:</text:p>
              <text:list xml:id="list4298824862115076026" text:style-name="L8">
                <text:list-item>
                  <text:p text:style-name="P23"><text:span text:style-name="Strong_20_Emphasis">L'ultima regola applicata (</text:span><text:span text:style-name="Strong_20_Emphasis"><text:span text:style-name="Source_20_Text">LastAppliedRuleID</text:span></text:span><text:span text:style-name="Strong_20_Emphasis">).</text:span> </text:p>
                </text:list-item>
                <text:list-item>
                  <text:p text:style-name="P23"><text:span text:style-name="Strong_20_Emphasis">La lunghezza della stringa corrente (</text:span><text:span text:style-name="Strong_20_Emphasis"><text:span text:style-name="Source_20_Text">CurrentStringLength</text:span></text:span><text:span text:style-name="Strong_20_Emphasis">).</text:span> </text:p>
                </text:list-item>
                <text:list-item>
                  <text:p text:style-name="P23"><text:span text:style-name="Strong_20_Emphasis">La presenza di sottostringhe rilevanti</text:span> (ad esempio, "III", "UU" - che sono direttamente coinvolte nelle regole). Potremmo rappresentarle con un booleano per ciascuna. </text:p>
                </text:list-item>
                <text:list-item>
                  <text:p text:style-name="P8"><text:span text:style-name="Strong_20_Emphasis">Il numero di passi fatti finora (</text:span><text:span text:style-name="Strong_20_Emphasis"><text:span text:style-name="Source_20_Text">Steps</text:span></text:span><text:span text:style-name="Strong_20_Emphasis">).</text:span> </text:p>
                </text:list-item>
              </text:list>
              <text:p text:style-name="Text_20_body">Quindi, un record in <text:span text:style-name="Source_20_Text">LearnedFeatures</text:span> potrebbe avere un <text:span text:style-name="Source_20_Text">VectorData</text:span> serializzato contenente questi quattro valori, insieme all'<text:span text:style-name="Source_20_Text">Outcome</text:span> (successo/fallimento) della ricerca a cui <text:soft-page-break/>appartiene.</text:p>
              <text:p text:style-name="Text_20_body">La tabella <text:span text:style-name="Source_20_Text">FeatureIndex</text:span> ci permetterebbe poi di interrogare, ad esempio, "trova tutte le esperienze di fallimento in cui l'ultima regola applicata è stata la R4 e la lunghezza della stringa era maggiore di 15".</text:p>
              <text:p text:style-name="Text_20_body">Cosa ne pensi di questo set iniziale di caratteristiche? È abbastanza semplice da implementare ma potrebbe già iniziare a rivelare alcune correlazioni.</text:p>
            </text:section>
            <text:section text:style-name="Sect1" text:name="feedback-form-34">
              <text:p text:style-name="Standard"/>
            </text:section>
          </text:section>
          <text:section text:style-name="Sect1" text:name="8cd8377b750445f5">
            <text:p text:style-name="Standard"/>
            <text:section text:style-name="Sect1" text:name="user-query-content-35">
              <text:p text:style-name="P15">Sembra appropriato! </text:p>
            </text:section>
            <text:section text:style-name="Sect2" text:name="model-response-message-contentr_8cd8377b750445f5">
              <text:p text:style-name="Text_20_body">Ottimo! Allora, il prossimo passo sarebbe definire come e quando queste "esperienze" vengono registrate. Dovremmo farlo alla fine di ogni ricerca in <text:span text:style-name="Source_20_Text">MIU_Searches</text:span>? Registrando, per ogni stato visitato, il vettore di caratteristiche e l'esito finale della ricerca?</text:p>
              <text:p text:style-name="Text_20_body">Oppure, potremmo registrare un'esperienza per ogni <text:span text:style-name="Emphasis">transizione</text:span> (applicazione di una regola da uno stato a un altro), insieme all'esito finale della ricerca a cui appartiene quella transizione? La seconda opzione ci darebbe molta più "granularità" nei dati di apprendimento.</text:p>
            </text:section>
            <text:section text:style-name="Sect1" text:name="feedback-form-35">
              <text:p text:style-name="Standard"/>
            </text:section>
          </text:section>
          <text:section text:style-name="Sect1" text:name="5d028e3ae4dd6ee7">
            <text:p text:style-name="Standard"/>
            <text:section text:style-name="Sect1" text:name="user-query-content-36">
              <text:p text:style-name="P15">Non dimenticare che abbiamo le tabelle MIU_States e MIU_Searches, che è la conoscenza che potremm definire hard del sistema, quello c'è li dentro è la sicurezza nel limite dei passi eseguiti prima di dare un fallimento, è da li che si parte. </text:p>
            </text:section>
            <text:section text:style-name="Sect2" text:name="model-response-message-contentr_5d028e3ae4dd6ee7">
              <text:p text:style-name="Text_20_body">Hai assolutamente ragione! <text:span text:style-name="Source_20_Text">MIU_States</text:span> e <text:span text:style-name="Source_20_Text">MIU_Searches</text:span> sono la base, la "conoscenza di primo livello" del sistema: la registrazione di ciò che è stato effettivamente esplorato e con quale esito.</text:p>
              <text:p text:style-name="Text_20_body">L'approccio che stiamo discutendo ora (il "supervisore" che impara) si basa su questa conoscenza preesistente. Analizzerà i dati contenuti in queste tabelle per estrarre pattern euristiche.</text:p>
              <text:p text:style-name="Text_20_body">Quindi, per rispondere alla mia domanda precedente su quando registrare le "esperienze" per l'apprendimento del supervisore:</text:p>
              <text:p text:style-name="Text_20_body">Dovremmo analizzare le righe in <text:span text:style-name="Source_20_Text">MIU_States</text:span> collegate alle ricerche in <text:span text:style-name="Source_20_Text">MIU_Searches</text:span> (sia quelle di successo che di fallimento). Per ogni <text:span text:style-name="Emphasis">percorso</text:span> di derivazione (ricostruibile tramite <text:span text:style-name="Source_20_Text">ParentStateID</text:span>), potremmo estrarre la sequenza di stati e le regole applicate. Da questi percorsi, potremmo poi generare i vettori di caratteristiche che abbiamo discusso e associarli all'esito finale della ricerca.</text:p>
              <text:p text:style-name="Text_20_body">Questo significa che non registreremmo una nuova "esperienza" per ogni transizione <text:span text:style-name="Emphasis">durante</text:span> la ricerca, ma piuttosto <text:span text:style-name="Emphasis">analizzeremmo i risultati</text:span> delle ricerche completate per alimentare l'apprendimento del supervisore.</text:p>
              <text:p text:style-name="Text_20_body">Ti sembra un approccio più in linea con quello che avevi in mente?</text:p>
            </text:section>
            <text:p text:style-name="Standard">Fonti</text:p>
            <text:section text:style-name="Sect1" text:name="feedback-form-36">
              <text:p text:style-name="Standard"/>
            </text:section>
          </text:section>
          <text:section text:style-name="Sect1" text:name="7a5ba2d437f6a13c">
            <text:p text:style-name="Standard"/>
            <text:section text:style-name="Sect1" text:name="user-query-content-37">
              <text:p text:style-name="P15">mi piacerebbe conoscere la tua opinione ma vediamo questa cosa </text:p>
              <text:p text:style-name="P15"/>
              <text:p text:style-name="P15">- Esperienza base del sistema </text:p>
              <text:p text:style-name="P15">- prima applicazione delle regole per estrarre statistiche e analogizzare la ricerca </text:p>
              <text:p text:style-name="P15">- Appena abbiamo una base analogica il supervisore segue la strada dell'algoritmo di ricerca quale esso sia </text:p>
              <text:p text:style-name="P15"><text:soft-page-break/>- Guarda in che punto della gausiana l'insieme di regole e stringhe derivate sta puntando e decide se lasciare andare o sospendere la ricerca </text:p>
            </text:section>
            <text:section text:style-name="Sect2" text:name="model-response-message-contentr_7a5ba2d437f6a13c">
              <text:p text:style-name="Text_20_body">Questa è un'evoluzione molto interessante! Introduci l'idea di una "base analogica" che guida il supervisore e un meccanismo per valutare la "promettentezza" di un percorso di ricerca basato su una sorta di "gaussiana" (immagino, una distribuzione di probabilità appresa).</text:p>
              <text:p text:style-name="Text_20_body">Ecco come interpreto il flusso che proponi:</text:p>
              <text:list xml:id="list1398256513323439043" text:style-name="L9">
                <text:list-item>
                  <text:p text:style-name="P9"><text:span text:style-name="Strong_20_Emphasis">Esperienza base del sistema:</text:span> Eseguiamo un certo numero di ricerche MIU (utilizzando BFS/DFS) per popolare le tabelle <text:span text:style-name="Source_20_Text">MIU_Searches</text:span> e <text:span text:style-name="Source_20_Text">MIU_States</text:span>, accumulando una base di dati di tentativi (riusciti e falliti).</text:p>
                </text:list-item>
                <text:list-item>
                  <text:p text:style-name="P9"><text:span text:style-name="Strong_20_Emphasis">Prima applicazione per estrarre statistiche e analogizzare la ricerca:</text:span> Il "supervisore" analizza i dati in queste tabelle per identificare correlazioni tra sequenze di regole, caratteristiche delle stringhe e l'esito delle ricerche, creando la "base analogica" (le tabelle <text:span text:style-name="Source_20_Text">LearnedFeatures</text:span> e <text:span text:style-name="Source_20_Text">FeatureIndex</text:span> che abbiamo discusso).</text:p>
                </text:list-item>
                <text:list-item>
                  <text:p text:style-name="P9"><text:span text:style-name="Strong_20_Emphasis">Supervisore guida la ricerca:</text:span> Per una nuova ricerca, il supervisore, basandosi sulla "base analogica", influenza l'algoritmo di ricerca (BFS/DFS). Invece di una semplice esplorazione, l'algoritmo potrebbe dare priorità a percorsi che corrispondono a pattern di successo appresi.</text:p>
                </text:list-item>
                <text:list-item>
                  <text:p text:style-name="P9"><text:span text:style-name="Strong_20_Emphasis">Valutazione con la "gaussiana":</text:span> Durante la ricerca, il supervisore osserva lo "stato" attuale (l'insieme di regole applicate e la stringa derivata) e lo confronta con la distribuzione appresa (la "gaussiana"). Questa distribuzione rappresenterebbe dove è più probabile trovare la soluzione (basandosi sull'esperienza passata). Se lo stato attuale si allontana troppo da questa regione promettente, il supervisore potrebbe decidere di "lasciare andare" (potare) quel ramo della ricerca o sospenderlo per concentrarsi su altri più promettenti.</text:p>
                </text:list-item>
              </text:list>
              <text:p text:style-name="Text_20_body">Questa è una forma di <text:span text:style-name="Strong_20_Emphasis">ricerca euristica guidata dall'apprendimento</text:span>. Il sistema non solo cerca, ma impara a cercare meglio nel tempo.</text:p>
              <text:p text:style-name="Text_20_body">Mi piace molto l'idea della "gaussiana" come rappresentazione della regione più promettente nello spazio degli stati/azioni. Come immagini che questa "gaussiana" verrebbe appresa e rappresentata? Potrebbe essere una distribuzione sulle caratteristiche che abbiamo identificato prima?</text:p>
            </text:section>
            <text:section text:style-name="Sect1" text:name="feedback-form-37">
              <text:p text:style-name="Standard"/>
            </text:section>
          </text:section>
          <text:section text:style-name="Sect1" text:name="47e8f84c46ba2799">
            <text:p text:style-name="Standard"/>
            <text:section text:style-name="Sect1" text:name="user-query-content-38">
              <text:p text:style-name="P15">alla fine cosa abbiamo se non stringhe e regole? E il tempo con cui le stringhe sono state derivate in unità di TIC? </text:p>
            </text:section>
            <text:section text:style-name="Sect2" text:name="model-response-message-contentr_47e8f84c46ba2799">
              <text:p text:style-name="Text_20_body">Hai perfettamente ragione a riportare la nostra attenzione agli elementi fondamentali che abbiamo:</text:p>
              <text:list xml:id="list4761468430190656308" text:style-name="L10">
                <text:list-item>
                  <text:p text:style-name="P24"><text:span text:style-name="Strong_20_Emphasis">Stringhe MIU:</text:span> Gli stati del nostro sistema. </text:p>
                </text:list-item>
                <text:list-item>
                  <text:p text:style-name="P24"><text:span text:style-name="Strong_20_Emphasis">Regole MIU:</text:span> Le trasformazioni che ci permettono di passare da uno stato all'altro. </text:p>
                </text:list-item>
                <text:list-item>
                  <text:p text:style-name="P10"><text:span text:style-name="Strong_20_Emphasis">Tempo (TIC):</text:span> Una misura del "costo" o della sequenza degli eventi (anche se al momento non abbiamo un costo computazionale specifico associato a ogni regola, il TIC ci dà un ordine). </text:p>
                </text:list-item>
              </text:list>
              <text:p text:style-name="Text_20_body">Quindi, la "gaussiana" che menzionavo dovrebbe essere una distribuzione <text:span text:style-name="Emphasis">su questi elementi</text:span>. Potrebbe rappresentare:</text:p>
              <text:list xml:id="list4854384441839468920" text:style-name="L11">
                <text:list-item>
                  <text:p text:style-name="P25"><text:span text:style-name="Strong_20_Emphasis">Quali caratteristiche delle stringhe</text:span> (lunghezza, sottostringhe) sono più comuni negli stati "vicini" alla soluzione (in termini di passi o di similarità con la target). </text:p>
                </text:list-item>
                <text:list-item>
                  <text:p text:style-name="P11"><text:span text:style-name="Strong_20_Emphasis">Quali sequenze di regole</text:span>, applicate in un certo ordine e in un certo "tempo" (numero di TIC), hanno portato più spesso al successo. </text:p>
                </text:list-item>
              </text:list>
              <text:p text:style-name="Text_20_body">La "gaussiana" potrebbe quindi essere appresa analizzando le distribuzioni di queste caratteristiche e sequenze nelle ricerche di successo registrate in <text:span text:style-name="Source_20_Text">MIU_States</text:span> e <text:span text:style-name="Source_20_Text">MIU_Searches</text:span>.</text:p>
              <text:p text:style-name="Text_20_body"><text:soft-page-break/>Ad esempio, potremmo scoprire che le soluzioni tendono ad avere una certa lunghezza o a contenere certe sottostringhe dopo un certo numero di TIC e una certa sequenza di regole. La "gaussiana" potrebbe modellare questa tendenza.</text:p>
              <text:p text:style-name="Text_20_body">Quando il supervisore valuta un nuovo stato durante la ricerca, potrebbe calcolare quanto le sue caratteristiche (stringa, regole applicate, TIC) si discostano dal "picco" di questa "gaussiana". Se la deviazione è troppo grande, potrebbe suggerire di abbandonare quel percorso.</text:p>
              <text:p text:style-name="Text_20_body">Questo approccio mantiene la nostra analisi ancorata ai dati fondamentali del sistema MIU. Cosa ne pensi? Come potremmo iniziare a definire questa "gaussiana" in termini di stringhe, regole e TIC?</text:p>
            </text:section>
            <text:section text:style-name="Sect1" text:name="feedback-form-38">
              <text:p text:style-name="Standard"/>
            </text:section>
          </text:section>
          <text:section text:style-name="Sect1" text:name="eedd6404d1f5bba7">
            <text:p text:style-name="Standard"/>
            <text:section text:style-name="Sect1" text:name="user-query-content-39">
              <text:p text:style-name="P15">Secondo me si, poi vediamo dove si va a parare, in quest'ottica avendo statistiche entra in gioco il concetto di bra e ket </text:p>
            </text:section>
            <text:section text:style-name="Sect2" text:name="model-response-message-contentr_eedd6404d1f5bba7">
              <text:p text:style-name="Text_20_body">Assolutamente! Se stiamo parlando di distribuzioni di probabilità e di "misurare" quanto uno stato (definito dalle sue stringhe, regole applicate e "tempo") si avvicina a una regione "desiderata" (appresa dalle statistiche dei successi), il formalismo dei bra-ket della meccanica quantistica potrebbe offrire un modo elegante per rappresentare queste distribuzioni e le "misure".</text:p>
              <text:p text:style-name="Text_20_body">In questo contesto:</text:p>
              <text:list xml:id="list5354527658073588524" text:style-name="L12">
                <text:list-item>
                  <text:p text:style-name="P26">Un <text:span text:style-name="Strong_20_Emphasis">"ket" ∣s⟩</text:span> potrebbe rappresentare uno stato del sistema (una stringa MIU raggiunta dopo una certa sequenza di regole e un certo numero di TIC). Le "componenti" di questo ket potrebbero essere le caratteristiche della stringa, la sequenza di regole, il TIC, ecc. </text:p>
                </text:list-item>
                <text:list-item>
                  <text:p text:style-name="P12">Un <text:span text:style-name="Strong_20_Emphasis">"bra" ⟨G∣</text:span> potrebbe rappresentare la nostra "funzione obiettivo" appresa dalle statistiche delle ricerche di successo (la "gaussiana" di cui parlavamo). ⟨G∣ "misurerebbe" quanto uno stato ∣s⟩ è "allineato" con le caratteristiche degli stati di successo tramite il prodotto interno ⟨G∣s⟩, che darebbe un "punteggio" o una probabilità. </text:p>
                </text:list-item>
              </text:list>
              <text:p text:style-name="Text_20_body">Questo ci permetterebbe di:</text:p>
              <text:list xml:id="list778320636619034868" text:style-name="L13">
                <text:list-item>
                  <text:p text:style-name="P27"><text:span text:style-name="Strong_20_Emphasis">Rappresentare distribuzioni di probabilità</text:span> sugli stati (la "gaussiana" appresa) come un "bra". </text:p>
                </text:list-item>
                <text:list-item>
                  <text:p text:style-name="P27"><text:span text:style-name="Strong_20_Emphasis">Valutare la "somiglianza"</text:span> di un nuovo stato con questa distribuzione usando il prodotto bra-ket. </text:p>
                </text:list-item>
                <text:list-item>
                  <text:p text:style-name="P13">Potenzialmente, <text:span text:style-name="Strong_20_Emphasis">manipolare queste rappresentazioni</text:span> usando operatori (analoghi agli operatori quantistici) per evolvere la nostra "funzione obiettivo" di apprendimento. </text:p>
                </text:list-item>
              </text:list>
              <text:p text:style-name="Text_20_body">L'uso del formalismo quantistico qui sarebbe, come avevamo discusso in precedenza, un'<text:span text:style-name="Strong_20_Emphasis">analogia matematica potente</text:span> per gestire distribuzioni di probabilità e similarità in uno spazio di ricerca complesso.</text:p>
              <text:p text:style-name="Text_20_body">Trovi interessante questa direzione? Come potremmo iniziare a definire cosa costituisce uno "stato" ∣s⟩ in termini di stringhe, regole e TIC?</text:p>
            </text:section>
            <text:section text:style-name="Sect1" text:name="feedback-form-39">
              <text:p text:style-name="Standard"/>
            </text:section>
          </text:section>
          <text:section text:style-name="Sect1" text:name="c39dba1e7ce51418">
            <text:p text:style-name="Standard"/>
            <text:section text:style-name="Sect1" text:name="user-query-content-40">
              <text:p text:style-name="P15">Si lo trovo entusiasmante, ma in questomodo si riduce l'impatto computazionale, almeno fino alla fase di creazione di una statistica che, nada bene la statistica non si crea in tempo reale mentre la ricerca evolve, ma può farlo in una altro tempo su un altro computer, poi la supervisione quanto impatterebbe sull'elaborazione a tuo giudizio? </text:p>
            </text:section>
            <text:section text:style-name="Sect2" text:name="model-response-message-contentr_c39dba1e7ce51418">
              <text:p text:style-name="Text_20_body">Hai colto un punto cruciale riguardo all'impatto computazionale!</text:p>
              <text:list xml:id="list7401891400928528954" text:style-name="L14">
                <text:list-item>
                  <text:p text:style-name="P14"><text:span text:style-name="Strong_20_Emphasis">Creazione della statistica (la "gaussiana"):</text:span> Come hai giustamente osservato, questa fase di analisi dei dati storici (<text:span text:style-name="Source_20_Text">MIU_States</text:span> e <text:span text:style-name="Source_20_Text">MIU_Searches</text:span>) per costruire la statistica (e potenzialmente la rappresentazione "bra") sarebbe un processo separato e potenzialmente <text:soft-page-break/>intensivo, ma non avverrebbe in tempo reale durante la ricerca principale. Potrebbe essere eseguito periodicamente o su un'altra macchina.</text:p>
                </text:list-item>
                <text:list-item>
                  <text:p text:style-name="P14"><text:span text:style-name="Strong_20_Emphasis">Impatto della supervisione durante la ricerca:</text:span> Una volta che la statistica è stata appresa, l'impatto computazionale della supervisione <text:span text:style-name="Emphasis">durante</text:span> una nuova ricerca dovrebbe essere relativamente contenuto. A ogni nuovo stato generato dall'algoritmo di ricerca (BFS/DFS), il supervisore dovrebbe:</text:p>
                  <text:list>
                    <text:list-item>
                      <text:p text:style-name="P28">Estrarre le caratteristiche rilevanti dello stato (stringa, ultima regola, TIC, ecc.). </text:p>
                    </text:list-item>
                    <text:list-item>
                      <text:p text:style-name="P28">"Misurare" quanto questo stato si allinea con la "gaussiana" appresa (calcolare ⟨G∣s⟩ o un analogo classico). </text:p>
                    </text:list-item>
                    <text:list-item>
                      <text:p text:style-name="P14">Basandosi su questa "misura", decidere se continuare a esplorare quel ramo, potarlo, o sospenderlo. </text:p>
                    </text:list-item>
                  </text:list>
                </text:list-item>
              </text:list>
              <text:p text:style-name="Text_20_body">La complessità di questo controllo dipenderebbe dalla complessità della rappresentazione della "gaussiana" e dalla facilità con cui possiamo calcolare questa "misura". Se la "gaussiana" è rappresentata in modo compatto e la "misura" è un calcolo veloce (ad esempio, una distanza pesata dalle medie apprese), l'overhead computazionale per ogni stato visitato non dovrebbe essere eccessivo.</text:p>
              <text:p text:style-name="Text_20_body"><text:span text:style-name="Strong_20_Emphasis">Quindi, l'idea è di spostare il grosso del lavoro computazionale nella fase di apprendimento della statistica, in modo che la supervisione durante la ricerca sia più leggera ed efficiente.</text:span> Questo permetterebbe di esplorare uno spazio più ampio in modo più intelligente senza incorrere immediatamente nei problemi di "out of memory".</text:p>
              <text:p text:style-name="Text_20_body">Ti sembra un bilanciamento sensato del carico computazionale?</text:p>
            </text:section>
            <text:section text:style-name="Sect1" text:name="feedback-form-40">
              <text:p text:style-name="Standard"/>
            </text:section>
          </text:section>
          <text:section text:style-name="Sect1" text:name="d95ef5b5a3bf19dd">
            <text:p text:style-name="Standard"/>
            <text:section text:style-name="Sect1" text:name="user-query-content-41">
              <text:p text:style-name="P15">si mi sembra sensato ma adesso sono stanco, ne riparliamo in un altro momento, non dimentichiamo che prima dobbiamo terminare la lista fatta ieri per i prossimi sviluppi </text:p>
            </text:section>
            <text:section text:style-name="Sect2" text:name="model-response-message-contentr_d95ef5b5a3bf19dd">
              <text:p text:style-name="Text_20_body">Certo, capisco. Riprendiamo la nostra discussione e la pianificazione dei prossimi passi in un altro momento. A presto!</text:p>
            </text:section>
          </text:section>
          <text:p text:style-name="Text_20_body"/>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1M59S</meta:editing-duration>
    <meta:editing-cycles>3</meta:editing-cycles>
    <meta:generator>OpenOffice/4.1.10$Win32 OpenOffice.org_project/4110m2$Build-9807</meta:generator>
    <dc:date>2025-05-31T23:40:48.12</dc:date>
    <meta:document-statistic meta:table-count="0" meta:image-count="0" meta:object-count="0" meta:page-count="10" meta:paragraph-count="190" meta:word-count="4001" meta:character-count="27398"/>
    <dc:creator>Rocco Marco Russo</dc:creator>
    <meta:user-defined meta:name="Info 1"/>
    <meta:user-defined meta:name="Info 2"/>
    <meta:user-defined meta:name="Info 3"/>
    <meta:user-defined meta:name="Info 4"/>
  </office:meta>
</office:document-meta>
</file>